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biExchange.createFaul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Exchange.createIn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Exchange.createOutMess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biExchange.getFaul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Exchange.getFault( boolean lazyCre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Exchange.get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Exchange.getOut( boolean lazyCre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Exchange.JbiExchange( CamelContext context , JbiBinding binding , MessageExchange message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biExchange.populateProperti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biExchange.getMessageExch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Exchange.new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Exchange.get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Exchange.getBin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Exchange.createMessage( String 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JbiExchange.getIn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Exchange.getOu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Exchange.JbiExchange( CamelContext context , JbiBinding bin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biExchange.get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